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0C0000000BA10AAC1A.png" manifest:media-type=""/>
  <manifest:file-entry manifest:full-path="Pictures/100000000000000E0000000899484E47.png" manifest:media-type=""/>
  <manifest:file-entry manifest:full-path="Pictures/100000000000019F00000006B21EBFCF.png" manifest:media-type=""/>
  <manifest:file-entry manifest:full-path="Pictures/100000000000001600000006CFD789FF.png" manifest:media-type=""/>
  <manifest:file-entry manifest:full-path="Pictures/100000000000031A000000253878D4F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3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87cm" fo:margin-left="0.437cm" fo:margin-right="0.691cm" table:align="margins"/>
    </style:style>
    <style:style style:name="Table1.A" style:family="table-column">
      <style:table-column-properties style:column-width="0.069cm" style:rel-column-width="226*"/>
    </style:style>
    <style:style style:name="Table1.B" style:family="table-column">
      <style:table-column-properties style:column-width="10.552cm" style:rel-column-width="34800*"/>
    </style:style>
    <style:style style:name="Table1.C" style:family="table-column">
      <style:table-column-properties style:column-width="9.25cm" style:rel-column-width="30509*"/>
    </style:style>
    <style:style style:name="Table1.1" style:family="table-row">
      <style:table-row-properties style:min-row-height="0.499cm" fo:background-color="transparent">
        <style:background-image/>
      </style:table-row-properties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" fo:padding="0.097cm" fo:border="none"/>
    </style:style>
    <style:style style:name="Table1.2" style:family="table-row">
      <style:table-row-properties style:min-row-height="1.168cm" fo:background-color="transparent">
        <style:background-image/>
      </style:table-row-properties>
    </style:style>
    <style:style style:name="Table1.B2" style:family="table-cell">
      <style:table-cell-properties fo:padding="0.097cm" fo:border="none"/>
    </style:style>
    <style:style style:name="Table2" style:family="table" style:master-page-name="">
      <style:table-properties style:width="20.999cm" style:page-number="auto" table:align="margins"/>
    </style:style>
    <style:style style:name="Table2.A" style:family="table-column">
      <style:table-column-properties style:column-width="15.834cm" style:rel-column-width="49416*"/>
    </style:style>
    <style:style style:name="Table2.B" style:family="table-column">
      <style:table-column-properties style:column-width="5.165cm" style:rel-column-width="16119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padding="0.097cm" fo:border="none"/>
    </style:style>
    <style:style style:name="P1" style:family="paragraph" style:parent-style-name="Footer">
      <style:paragraph-properties fo:margin-left="-0.6cm" fo:margin-right="-0.6cm" fo:text-indent="1.311cm" style:auto-text-indent="false" fo:background-color="#5f849c">
        <style:background-image/>
      </style:paragraph-properties>
      <style:text-properties fo:color="#274558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text-properties fo:font-size="2pt" style:font-size-asian="1.75pt" style:font-size-complex="2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ub_5f_title">
      <style:paragraph-properties fo:margin-left="0.817cm" fo:margin-right="-0.004cm" fo:text-indent="0cm" style:auto-text-indent="false"/>
    </style:style>
    <style:style style:name="P5" style:family="paragraph" style:parent-style-name="Sub_5f_title">
      <style:paragraph-properties fo:margin-left="0.829cm" fo:margin-right="-0.004cm" fo:text-indent="0cm" style:auto-text-indent="false"/>
    </style:style>
    <style:style style:name="P6" style:family="paragraph" style:parent-style-name="body_5f_cv">
      <style:paragraph-properties fo:margin-left="1.596cm" fo:margin-right="0.591cm" fo:text-indent="-0.385cm" style:auto-text-indent="false">
        <style:tab-stops/>
      </style:paragraph-properties>
    </style:style>
    <style:style style:name="P7" style:family="paragraph" style:parent-style-name="body_5f_cv">
      <style:paragraph-properties fo:margin-left="1.584cm" fo:margin-right="0.591cm" fo:text-indent="-0.358cm" style:auto-text-indent="false">
        <style:tab-stops/>
      </style:paragraph-properties>
    </style:style>
    <style:style style:name="P8" style:family="paragraph" style:parent-style-name="body_5f_cv">
      <style:paragraph-properties fo:margin-left="1.61cm" fo:margin-right="0.552cm" fo:text-indent="-0.385cm" style:auto-text-indent="false">
        <style:tab-stops/>
      </style:paragraph-properties>
    </style:style>
    <style:style style:name="P9" style:family="paragraph" style:parent-style-name="title_5f_my_5f_online_5f_resume">
      <style:paragraph-properties fo:text-align="end" style:justify-single-word="false"/>
    </style:style>
    <style:style style:name="P10" style:family="paragraph" style:parent-style-name="Title_5f_right_5f_side">
      <style:paragraph-properties fo:margin-left="-0.004cm" fo:margin-right="0.579cm" fo:text-align="justify" style:justify-single-word="false" fo:text-indent="0cm" style:auto-text-indent="false"/>
      <style:text-properties officeooo:paragraph-rsid="0006a74e"/>
    </style:style>
    <style:style style:name="P11" style:family="paragraph" style:parent-style-name="Title_5f_niv1">
      <style:text-properties officeooo:paragraph-rsid="0006a74e"/>
    </style:style>
    <style:style style:name="P12" style:family="paragraph" style:parent-style-name="Sub_5f_title">
      <style:paragraph-properties fo:margin-left="0.817cm" fo:margin-right="-0.004cm" fo:text-indent="0cm" style:auto-text-indent="false"/>
      <style:text-properties officeooo:paragraph-rsid="0006a74e"/>
    </style:style>
    <style:style style:name="P13" style:family="paragraph" style:parent-style-name="Sub_5f_title">
      <style:paragraph-properties fo:margin-left="0.829cm" fo:margin-right="-0.004cm" fo:text-indent="0cm" style:auto-text-indent="false"/>
      <style:text-properties officeooo:paragraph-rsid="0006a74e"/>
    </style:style>
    <style:style style:name="P14" style:family="paragraph" style:parent-style-name="tpl_5f_txt_5f_small">
      <style:text-properties officeooo:paragraph-rsid="0006a74e"/>
    </style:style>
    <style:style style:name="P15" style:family="paragraph" style:parent-style-name="title_5f_niv2">
      <style:text-properties officeooo:paragraph-rsid="0006a74e"/>
    </style:style>
    <style:style style:name="P16" style:family="paragraph" style:parent-style-name="txt_20_bio">
      <style:paragraph-properties fo:margin-left="-0.004cm" fo:margin-right="0.579cm" fo:text-align="justify" style:justify-single-word="false" fo:text-indent="0cm" style:auto-text-indent="false"/>
    </style:style>
    <style:style style:name="P17" style:family="paragraph" style:parent-style-name="txt_20_bio">
      <style:paragraph-properties fo:margin-left="-0.004cm" fo:margin-right="0.579cm" fo:text-align="justify" style:justify-single-word="false" fo:text-indent="0cm" style:auto-text-indent="false"/>
      <style:text-properties officeooo:paragraph-rsid="0007477a"/>
    </style:style>
    <style:style style:name="P18" style:family="paragraph" style:parent-style-name="body_5f_cv">
      <style:paragraph-properties fo:margin-left="1.596cm" fo:margin-right="0.591cm" fo:text-indent="-0.385cm" style:auto-text-indent="false">
        <style:tab-stops/>
      </style:paragraph-properties>
      <style:text-properties officeooo:paragraph-rsid="0006a74e"/>
    </style:style>
    <style:style style:name="P19" style:family="paragraph" style:parent-style-name="body_5f_cv">
      <style:paragraph-properties fo:margin-left="1.61cm" fo:margin-right="0.552cm" fo:text-indent="-0.385cm" style:auto-text-indent="false">
        <style:tab-stops/>
      </style:paragraph-properties>
      <style:text-properties officeooo:paragraph-rsid="0006a74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a74e"/>
    </style:style>
    <style:style style:name="T4" style:family="text">
      <style:text-properties officeooo:rsid="0007477a"/>
    </style:style>
    <style:style style:name="T5" style:family="text">
      <style:text-properties officeooo:rsid="0008763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Table_20_Contents"/>
          </table:table-cell>
          <table:table-cell table:style-name="Table1.B1" table:number-columns-spanned="2" office:value-type="string">
            <text:p text:style-name="CV_5f_Header">Olivier Pitton</text:p>
            <text:p text:style-name="sub_5f_header">Développeur Java / JEE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info_5f_user">25 ans<text:line-break/></text:p>
            <text:p text:style-name="Table_20_Contents"/>
          </table:table-cell>
          <table:table-cell table:style-name="Table1.A1" office:value-type="string">
            <text:p text:style-name="P9"/>
          </table:table-cell>
        </table:table-row>
      </table:table>
      <text:p text:style-name="Text_20_body"><draw:frame draw:style-name="fr1" draw:name="graphics1" text:anchor-type="as-char" svg:width="20.999cm" svg:height="0.935cm" draw:z-index="0"><draw:image xlink:href="Pictures/100000000000031A000000253878D4FB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/>
            <text:p text:style-name="P11"><draw:frame draw:style-name="fr1" draw:name="graphics8" text:anchor-type="as-char" svg:width="0.582cm" svg:height="0.159cm" draw:z-index="30"><draw:image xlink:href="Pictures/100000000000001600000006CFD789FF.png" xlink:type="simple" xlink:show="embed" xlink:actuate="onLoad"/></draw:frame><text:span text:style-name="T1"> <text:s/></text:span>Formations <draw:frame draw:style-name="fr3" draw:name="graphics9" text:anchor-type="as-char" svg:width="11.488cm" svg:height="0.159cm" draw:z-index="31"><draw:image xlink:href="Pictures/100000000000019F00000006B21EBFCF.png" xlink:type="simple" xlink:show="embed" xlink:actuate="onLoad"/></draw:frame></text:p>
            <text:p text:style-name="P14"/>
            <text:p text:style-name="P15">Master d'informatique - Université Pierre et Marie Curie (Paris VI) </text:p>
            <text:p text:style-name="P13">Août 2012 - Août 2014 </text:p>
            <text:p text:style-name="P14"/>
            <text:p text:style-name="P19"><draw:frame draw:style-name="fr2" draw:name="graphics10" text:anchor-type="as-char" svg:y="-0.224cm" svg:width="0.37cm" svg:height="0.212cm" draw:z-index="32"><draw:image xlink:href="Pictures/100000000000000E0000000899484E47.png" xlink:type="simple" xlink:show="embed" xlink:actuate="onLoad"/></draw:frame>Master d'informatique "Systèmes d'Applications Réparties"</text:p>
            <text:p text:style-name="P14"/>
            <text:p text:style-name="P15">Licence d'informatique - Université Pierre et Marie Curie (Paris VI) </text:p>
            <text:p text:style-name="P13">Août 2008 - Août 2012 </text:p>
            <text:p text:style-name="P14"/>
            <text:p text:style-name="P19"><draw:frame draw:style-name="fr2" draw:name="graphics101" text:anchor-type="as-char" svg:y="-0.224cm" svg:width="0.37cm" svg:height="0.212cm" draw:z-index="33"><draw:image xlink:href="Pictures/100000000000000E0000000899484E47.png" xlink:type="simple" xlink:show="embed" xlink:actuate="onLoad"/></draw:frame>Licence d'informatique de l'Université Pierre et Marie Curie. Reçu avec la mention très bien</text:p>
            <text:p text:style-name="P14"/>
            <text:p text:style-name="Title_5f_niv1"><draw:frame draw:style-name="fr1" draw:name="graphics5" text:anchor-type="as-char" svg:width="0.582cm" svg:height="0.159cm" draw:z-index="2"><draw:image xlink:href="Pictures/100000000000001600000006CFD789FF.png" xlink:type="simple" xlink:show="embed" xlink:actuate="onLoad"/></draw:frame><text:span text:style-name="T1"> <text:s/></text:span>Compétences <draw:frame draw:style-name="fr1" draw:name="graphics6" text:anchor-type="as-char" svg:width="10.98cm" svg:height="0.159cm" draw:z-index="3"><draw:image xlink:href="Pictures/100000000000019F00000006B21EBFCF.png" xlink:type="simple" xlink:show="embed" xlink:actuate="onLoad"/></draw:frame></text:p>
            <text:p text:style-name="tpl_5f_txt_5f_small"/>
            <text:p text:style-name="title_5f_niv2">Développement </text:p>
            <text:p text:style-name="tpl_5f_txt_5f_small"/>
            <text:p text:style-name="P7"><draw:frame draw:style-name="fr2" draw:name="graphics7" text:anchor-type="as-char" svg:y="-0.224cm" svg:width="0.37cm" svg:height="0.212cm" draw:z-index="4"><draw:image xlink:href="Pictures/100000000000000E0000000899484E47.png" xlink:type="simple" xlink:show="embed" xlink:actuate="onLoad"/></draw:frame>C, noyau Linux (cpu / scheduler), système </text:p>
            <text:p text:style-name="P7"><draw:frame draw:style-name="fr2" draw:name="graphics71" text:anchor-type="as-char" svg:y="-0.224cm" svg:width="0.37cm" svg:height="0.212cm" draw:z-index="5"><draw:image xlink:href="Pictures/100000000000000E0000000899484E47.png" xlink:type="simple" xlink:show="embed" xlink:actuate="onLoad"/></draw:frame>Java 6 et 7, JSP / Servlets, GWT, GXT, JPA, JDBC, Hibernate, Play 2 </text:p>
            <text:p text:style-name="P7"><draw:frame draw:style-name="fr2" draw:name="graphics72" text:anchor-type="as-char" svg:y="-0.224cm" svg:width="0.37cm" svg:height="0.212cm" draw:z-index="6"><draw:image xlink:href="Pictures/100000000000000E0000000899484E47.png" xlink:type="simple" xlink:show="embed" xlink:actuate="onLoad"/></draw:frame>EJB, RMI, CORBA, JAX-RS, OSGi, JNI </text:p>
            <text:p text:style-name="P7"><draw:frame draw:style-name="fr2" draw:name="graphics73" text:anchor-type="as-char" svg:y="-0.224cm" svg:width="0.37cm" svg:height="0.212cm" draw:z-index="7"><draw:image xlink:href="Pictures/100000000000000E0000000899484E47.png" xlink:type="simple" xlink:show="embed" xlink:actuate="onLoad"/></draw:frame>Apache Maven, Apache Ant, Apache Lucène </text:p>
            <text:p text:style-name="P7"><draw:frame draw:style-name="fr2" draw:name="graphics74" text:anchor-type="as-char" svg:y="-0.224cm" svg:width="0.37cm" svg:height="0.212cm" draw:z-index="8"><draw:image xlink:href="Pictures/100000000000000E0000000899484E47.png" xlink:type="simple" xlink:show="embed" xlink:actuate="onLoad"/></draw:frame>HTML, CSS, JavaScript, jQuery, AJAX, Backbone.js, Twitter Bootstrap</text:p>
            <text:p text:style-name="tpl_5f_txt_5f_small"/>
            <text:p text:style-name="title_5f_niv2">Outils et serveurs </text:p>
            <text:p text:style-name="tpl_5f_txt_5f_small"/>
            <text:p text:style-name="P7"><draw:frame draw:style-name="fr2" draw:name="graphics75" text:anchor-type="as-char" svg:y="-0.224cm" svg:width="0.37cm" svg:height="0.212cm" draw:z-index="9"><draw:image xlink:href="Pictures/100000000000000E0000000899484E47.png" xlink:type="simple" xlink:show="embed" xlink:actuate="onLoad"/></draw:frame>IDE : Eclipse, NetBeans, CodeBlocks, vim, Kate, Sublim Text </text:p>
            <text:p text:style-name="P7"><draw:frame draw:style-name="fr2" draw:name="graphics76" text:anchor-type="as-char" svg:y="-0.224cm" svg:width="0.37cm" svg:height="0.212cm" draw:z-index="10"><draw:image xlink:href="Pictures/100000000000000E0000000899484E47.png" xlink:type="simple" xlink:show="embed" xlink:actuate="onLoad"/></draw:frame>Serveur : JBoss AS 7, Glassfish v3, Apache Tomcat 7, Jetty, Caucho Resin </text:p>
            <text:p text:style-name="P7"><draw:frame draw:style-name="fr2" draw:name="graphics77" text:anchor-type="as-char" svg:y="-0.224cm" svg:width="0.37cm" svg:height="0.212cm" draw:z-index="11"><draw:image xlink:href="Pictures/100000000000000E0000000899484E47.png" xlink:type="simple" xlink:show="embed" xlink:actuate="onLoad"/></draw:frame>Cloud : Cloudbees, Heroku, Google App Engine </text:p>
            <text:p text:style-name="P7"><draw:frame draw:style-name="fr2" draw:name="graphics78" text:anchor-type="as-char" svg:y="-0.224cm" svg:width="0.37cm" svg:height="0.212cm" draw:z-index="12"><draw:image xlink:href="Pictures/100000000000000E0000000899484E47.png" xlink:type="simple" xlink:show="embed" xlink:actuate="onLoad"/></draw:frame>VCS : SVN, Git, Mercurial </text:p>
            <text:p text:style-name="P7"><draw:frame draw:style-name="fr2" draw:name="graphics79" text:anchor-type="as-char" svg:y="-0.224cm" svg:width="0.37cm" svg:height="0.212cm" draw:z-index="13"><draw:image xlink:href="Pictures/100000000000000E0000000899484E47.png" xlink:type="simple" xlink:show="embed" xlink:actuate="onLoad"/></draw:frame>Intégration continue et Qualité : Sonar, PMD, Checkstyle, FindBugs, Jenkins</text:p>
            <text:p text:style-name="tpl_5f_txt_5f_small"/>
            <text:p text:style-name="title_5f_niv2">Systèmes de gestion de bases de données </text:p>
            <text:p text:style-name="tpl_5f_txt_5f_small"/>
            <text:p text:style-name="P7"><draw:frame draw:style-name="fr2" draw:name="graphics710" text:anchor-type="as-char" svg:y="-0.224cm" svg:width="0.37cm" svg:height="0.212cm" draw:z-index="14"><draw:image xlink:href="Pictures/100000000000000E0000000899484E47.png" xlink:type="simple" xlink:show="embed" xlink:actuate="onLoad"/></draw:frame>MySQL, PostgreSQL, HSQLDB, H2, MongoDB, Neo4J</text:p>
            <text:p text:style-name="tpl_5f_txt_5f_small"/>
            <text:p text:style-name="P11"><text:s/><draw:frame draw:style-name="fr1" draw:name="graphics2" text:anchor-type="as-char" svg:width="0.582cm" svg:height="0.159cm" draw:z-index="15"><draw:image xlink:href="Pictures/100000000000001600000006CFD789FF.png" xlink:type="simple" xlink:show="embed" xlink:actuate="onLoad"/></draw:frame><text:span text:style-name="T1"> <text:s/></text:span>Expériences <draw:frame draw:style-name="fr1" draw:name="graphics3" text:anchor-type="as-char" svg:width="10.98cm" svg:height="0.159cm" draw:z-index="16"><draw:image xlink:href="Pictures/100000000000019F00000006B21EBFCF.png" xlink:type="simple" xlink:show="embed" xlink:actuate="onLoad"/></draw:frame></text:p>
            <text:p text:style-name="P14"/>
            <text:p text:style-name="P15">Stagiaire</text:p>
            <text:p text:style-name="P12">LIP6 - Jussieu - Paris, France - Stage - Juin 2013, Juillet 2013</text:p>
            <text:p text:style-name="P14"/>
            <text:p text:style-name="P18"><draw:frame draw:style-name="fr2" draw:name="graphics4" text:anchor-type="as-char" svg:y="-0.224cm" svg:width="0.37cm" svg:height="0.212cm" draw:z-index="17"><draw:image xlink:href="Pictures/100000000000000E0000000899484E47.png" xlink:type="simple" xlink:show="embed" xlink:actuate="onLoad"/></draw:frame>Recherche approfondie de l'implémentation des GC et de la gestion de la mémoire.</text:p>
            <text:p text:style-name="P18"><draw:frame draw:style-name="fr2" draw:name="graphics41" text:anchor-type="as-char" svg:y="-0.224cm" svg:width="0.37cm" svg:height="0.212cm" draw:z-index="18"><draw:image xlink:href="Pictures/100000000000000E0000000899484E47.png" xlink:type="simple" xlink:show="embed" xlink:actuate="onLoad"/></draw:frame>Modification du code de la VM HotSpot (Exemple : timestamp pour l'écriture de modifications de références durant le concurrent-marking du G1).</text:p>
            <text:p text:style-name="P18"><draw:frame draw:style-name="fr2" draw:name="graphics42" text:anchor-type="as-char" svg:y="-0.224cm" svg:width="0.37cm" svg:height="0.212cm" draw:z-index="19"><draw:image xlink:href="Pictures/100000000000000E0000000899484E47.png" xlink:type="simple" xlink:show="embed" xlink:actuate="onLoad"/></draw:frame>Ajout d'une API NUMA Linux accessible depuis Java avec JNI (interface avec numa.h)</text:p>
            <text:p text:style-name="P18"><draw:frame draw:style-name="fr2" draw:name="graphics43" text:anchor-type="as-char" svg:y="-0.224cm" svg:width="0.37cm" svg:height="0.212cm" draw:z-index="20"><draw:image xlink:href="Pictures/100000000000000E0000000899484E47.png" xlink:type="simple" xlink:show="embed" xlink:actuate="onLoad"/></draw:frame>Réalisation de benchmarks comparatifs (SPECJBB 2005, Dacapo Lusearch).</text:p>
            <text:p text:style-name="P14"/>
            <text:p text:style-name="P15">Développeur Java / JEE</text:p>
            <text:p text:style-name="P12">JUMP Informatique - Paris, France - Contrat d'apprentissage - Avril 2011, Août 2012</text:p>
            <text:p text:style-name="P14"/>
            <text:p text:style-name="P18"><draw:frame draw:style-name="fr2" draw:name="graphics44" text:anchor-type="as-char" svg:y="-0.224cm" svg:width="0.37cm" svg:height="0.212cm" draw:z-index="21"><draw:image xlink:href="Pictures/100000000000000E0000000899484E47.png" xlink:type="simple" xlink:show="embed" xlink:actuate="onLoad"/></draw:frame>Développement en Java 6.</text:p>
            <text:p text:style-name="P18"><draw:frame draw:style-name="fr2" draw:name="graphics45" text:anchor-type="as-char" svg:y="-0.224cm" svg:width="0.37cm" svg:height="0.212cm" draw:z-index="22"><draw:image xlink:href="Pictures/100000000000000E0000000899484E47.png" xlink:type="simple" xlink:show="embed" xlink:actuate="onLoad"/></draw:frame>Introduction à la finance de marché, principalement la compliance.</text:p>
            <text:p text:style-name="P18"><draw:frame draw:style-name="fr2" draw:name="graphics46" text:anchor-type="as-char" svg:y="-0.224cm" svg:width="0.37cm" svg:height="0.212cm" draw:z-index="23"><draw:image xlink:href="Pictures/100000000000000E0000000899484E47.png" xlink:type="simple" xlink:show="embed" xlink:actuate="onLoad"/></draw:frame>Amélioration de la couche de persistence (JDBC - MySQL).</text:p>
            <text:p text:style-name="P18"><draw:frame draw:style-name="fr2" draw:name="graphics47" text:anchor-type="as-char" svg:y="-0.224cm" svg:width="0.37cm" svg:height="0.212cm" draw:z-index="24"><draw:image xlink:href="Pictures/100000000000000E0000000899484E47.png" xlink:type="simple" xlink:show="embed" xlink:actuate="onLoad"/></draw:frame>Forte contribution à divers fonctionnalités clés : audit des données, moteur JavaScript (Rhino), agrégation de données.</text:p>
            <text:p text:style-name="P18"><draw:frame draw:style-name="fr2" draw:name="graphics48" text:anchor-type="as-char" svg:y="-0.224cm" svg:width="0.37cm" svg:height="0.212cm" draw:z-index="25"><draw:image xlink:href="Pictures/100000000000000E0000000899484E47.png" xlink:type="simple" xlink:show="embed" xlink:actuate="onLoad"/></draw:frame>Réalisation d'un serveur de licences (EclipseLink / Netty / GWT / GXT).</text:p>
            <text:p text:style-name="P14"/>
            <text:p text:style-name="P15">Webmestre</text:p>
            <text:p text:style-name="P12">Ministère de la Défense - IRSEM - Paris, France - CDD - Février 2010, Août 2010</text:p>
            <text:p text:style-name="P14"/>
            <text:p text:style-name="P18"><draw:frame draw:style-name="fr2" draw:name="graphics49" text:anchor-type="as-char" svg:y="-0.224cm" svg:width="0.37cm" svg:height="0.212cm" draw:z-index="26"><draw:image xlink:href="Pictures/100000000000000E0000000899484E47.png" xlink:type="simple" xlink:show="embed" xlink:actuate="onLoad"/></draw:frame>Gestion du site internet de l'institut</text:p>
            <text:p text:style-name="P18"><draw:frame draw:style-name="fr2" draw:name="graphics410" text:anchor-type="as-char" svg:y="-0.224cm" svg:width="0.37cm" svg:height="0.212cm" draw:z-index="27"><draw:image xlink:href="Pictures/100000000000000E0000000899484E47.png" xlink:type="simple" xlink:show="embed" xlink:actuate="onLoad"/></draw:frame>Réalisation de divers scripts PHP pour l'amélioration du site internet</text:p>
            <text:p text:style-name="P18"><draw:frame draw:style-name="fr2" draw:name="graphics411" text:anchor-type="as-char" svg:y="-0.224cm" svg:width="0.37cm" svg:height="0.212cm" draw:z-index="28"><draw:image xlink:href="Pictures/100000000000000E0000000899484E47.png" xlink:type="simple" xlink:show="embed" xlink:actuate="onLoad"/></draw:frame>Contribution à la mise à jour de la Lettre Electronique d'Information de l'IRSEM</text:p>
            <text:p text:style-name="P18"><draw:frame draw:style-name="fr2" draw:name="graphics412" text:anchor-type="as-char" svg:y="-0.224cm" svg:width="0.37cm" svg:height="0.212cm" draw:z-index="29"><draw:image xlink:href="Pictures/100000000000000E0000000899484E47.png" xlink:type="simple" xlink:show="embed" xlink:actuate="onLoad"/></draw:frame>Participation à l'organisation de colloques internationaux (Sénat, ...)</text:p>
            <text:p text:style-name="P14"/>
          </table:table-cell>
          <table:table-cell table:style-name="Table2.B1" office:value-type="string">
            <text:p text:style-name="Title_5f_right_5f_side">Me contacter</text:p>
            <text:p text:style-name="txt_5f_contact"><draw:frame draw:style-name="fr1" draw:name="mail" text:anchor-type="as-char" svg:width="0.318cm" svg:height="0.291cm" draw:z-index="1"><draw:image xlink:href="Pictures/100000000000000C0000000BA10AAC1A.png" xlink:type="simple" xlink:show="embed" xlink:actuate="onLoad"/></draw:frame> <text:s/><text:span text:style-name="T2">Email<text:line-break/></text:span>olivier.pitton@gmail.com</text:p>
            <text:p text:style-name="txt_5f_contact"/>
            <text:p text:style-name="Title_5f_right_5f_side">Présentation</text:p>
            <text:p text:style-name="P16"><text:span text:style-name="T3">Étudiant</text:span> en master SAR à l'UPMC, passionné de la plateforme Java, inconditionnel du système et des applications réparties et féru du Big Data.</text:p>
            <text:p text:style-name="P10"><text:span text:style-name="T3">Mes </text:span><text:span text:style-name="T4">contributions</text:span></text:p>
            <text:p text:style-name="P17"><text:span text:style-name="T4">Rédacteur sur </text:span><text:a xlink:type="simple" xlink:href="http://www.developpez.net/forums/u519100/olivierpitton/"><text:span text:style-name="T4">D</text:span></text:a><text:a xlink:type="simple" xlink:href="http://www.developpez.net/forums/u519100/olivierpitton/"><text:span text:style-name="T5">e</text:span></text:a><text:a xlink:type="simple" xlink:href="http://www.developpez.net/forums/u519100/olivierpitton/"><text:span text:style-name="T4">veloppez.com</text:span></text:a></text:p>
            <text:p text:style-name="P17"><text:span text:style-name="T4">Modérateur sur </text:span><text:a xlink:type="simple" xlink:href="http://news.humancoders.com/users/870-olivier-pitton"><text:span text:style-name="T4">Human Coders</text:span></text:a></text:p>
            <text:p text:style-name="P17"><text:a xlink:type="simple" xlink:href="https://github.com/olivier-pitton/"><text:span text:style-name="T4">GitHub</text:span></text:a></text:p>
            <text:p text:style-name="P17"><text:a xlink:type="simple" xlink:href="http://site.olivier-pitton.eu.cloudbees.net/"><text:span text:style-name="T4">Site personnel</text:span></text:a></text:p>
            <text:p text:style-name="P17"><text:span text:style-name="T3"><text:s/></text:span></text:p>
            <text:p text:style-name="tpl_5f_txt_5f_small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3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5f849c"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text-indent="0cm" style:auto-text-indent="false" fo:background-color="transparent" style:shadow="none">
        <style:background-image/>
      </style:paragraph-properties>
      <style:text-properties fo:color="#4a4a4a" style:font-name="Arial1" fo:font-size="8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2"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a4a4a" style:font-name="Arial1" fo:font-size="8.5pt" style:font-size-asian="10.5pt"/>
    </style:style>
    <style:style style:name="text_5f_header" style:display-name="text_header" style:family="paragraph" style:parent-style-name="Text">
      <style:text-properties style:font-name="Arial2"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Sub_20_title_20_header" style:display-name="Sub title header" style:family="paragraph" style:parent-style-name="Text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indent="0cm" style:auto-text-indent="false" style:page-number="auto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_5f_right_5f_side" style:display-name="Title_right_side" style:family="paragraph" style:parent-style-name="Table_20_Contents">
      <style:paragraph-properties fo:margin-top="0.25cm" fo:margin-bottom="0cm" style:contextual-spacing="false"/>
      <style:text-properties fo:color="#4c4c4c" fo:font-size="12.5pt" fo:font-weight="bold" style:font-size-asian="10.5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Title_5f_niv1" style:display-name="Title_niv1" style:family="paragraph" style:next-style-name="Marginalia" style:master-page-name="">
      <style:paragraph-properties fo:margin-left="0.4cm" fo:margin-right="0cm" fo:text-align="start" style:justify-single-word="false" fo:text-indent="0cm" style:auto-text-indent="false" style:page-number="auto"/>
      <style:text-properties fo:color="#4c4c4c" style:font-name="Arial3" fo:font-size="12.5pt" fo:font-weight="bold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itle_5f_niv2_5f_right" style:display-name="Title_niv2_right" style:family="paragraph" style:parent-style-name="Title_5f_niv1" style:master-page-name="">
      <style:paragraph-properties fo:margin-top="0.101cm" fo:margin-bottom="0cm" style:contextual-spacing="false" fo:text-align="start" style:justify-single-word="false" style:page-number="auto"/>
      <style:text-properties fo:color="#4a4a4a" fo:font-size="9pt" style:font-size-asian="10.5pt"/>
    </style:style>
    <style:style style:name="info_5f_user" style:display-name="info_user" style:family="paragraph" style:parent-style-name="Table_20_Contents">
      <style:text-properties fo:color="#4c4c4c" fo:font-size="8.5pt" style:font-size-asian="10.5pt"/>
    </style:style>
    <style:style style:name="url_5f_CV" style:display-name="url_CV" style:family="paragraph" style:parent-style-name="text_5f_header" style:master-page-name="">
      <style:paragraph-properties fo:margin-top="0.109cm" fo:margin-bottom="0cm" style:contextual-spacing="false" fo:line-height="100%" style:page-number="auto"/>
      <style:text-properties fo:color="#5f849c" style:font-name="Arial1" fo:font-size="10.5pt" fo:font-style="normal" style:font-weight-asian="normal" style:font-weight-complex="normal"/>
    </style:style>
    <style:style style:name="Sub_5f_title" style:display-name="Sub_title" style:family="paragraph" style:parent-style-name="Text_20_body" style:master-page-name="">
      <style:paragraph-properties fo:margin-top="0cm" fo:margin-bottom="0cm" style:contextual-spacing="false" style:page-number="auto"/>
      <style:text-properties fo:color="#808080" fo:font-size="7.5pt" fo:font-style="italic" style:font-size-asian="10.5pt"/>
    </style:style>
    <style:style style:name="tpl_5f_txt_5f_small" style:display-name="tpl_txt_small" style:family="paragraph" style:parent-style-name="Text_20_body">
      <style:text-properties fo:font-size="2pt" style:font-size-asian="10.5pt"/>
    </style:style>
    <style:style style:name="sub_5f_header" style:display-name="sub_header" style:family="paragraph" style:parent-style-name="Text_20_body" style:master-page-name="">
      <style:paragraph-properties fo:margin-top="0cm" fo:margin-bottom="0cm" style:contextual-spacing="false" style:page-number="auto"/>
      <style:text-properties fo:color="#5f849c" fo:font-size="12pt" style:font-size-asian="10.5pt"/>
    </style:style>
    <style:style style:name="title_5f_my_5f_online_5f_resume" style:display-name="title_my_online_resume" style:family="paragraph" style:master-page-name="">
      <style:paragraph-properties style:page-number="auto"/>
      <style:text-properties fo:color="#dadada" style:font-name="Arial1" fo:font-weight="bold" style:font-size-asian="10.5pt"/>
    </style:style>
    <style:style style:name="CV_5f_Header" style:display-name="CV_Header" style:family="paragraph" style:next-style-name="sub_5f_header" style:master-page-name="">
      <style:paragraph-properties fo:line-height="0.559cm" style:page-number="auto"/>
      <style:text-properties fo:color="#5f849c" style:font-name="Arial3" fo:font-size="17pt" fo:font-weight="bold" style:font-size-asian="10.5pt"/>
    </style:style>
    <style:style style:name="title_5f_niv2" style:display-name="title_niv2" style:family="paragraph">
      <style:paragraph-properties fo:margin-left="0.801cm" fo:margin-right="0cm" fo:margin-top="0.049cm" fo:margin-bottom="0cm" style:contextual-spacing="false" fo:text-indent="0cm" style:auto-text-indent="false"/>
      <style:text-properties fo:color="#5f849c" style:font-name="Arial1" fo:font-size="11.3000001907349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499cm" style:type="center"/>
          <style:tab-stop style:position="20.999cm" style:type="right"/>
        </style:tab-stops>
      </style:paragraph-properties>
      <style:text-properties style:font-size-asian="10.5pt"/>
    </style:style>
    <style:style style:name="body_5f_cv" style:display-name="body_cv" style:family="paragraph" style:parent-style-name="Text_20_body">
      <style:paragraph-properties fo:margin-left="1.3cm" fo:margin-right="0cm" fo:margin-top="0cm" fo:margin-bottom="0.101cm" style:contextual-spacing="false" fo:text-align="start" style:justify-single-word="false" fo:text-indent="0cm" style:auto-text-indent="false"/>
      <style:text-properties fo:font-size="8.5pt" style:font-size-asian="10.5pt"/>
    </style:style>
    <style:style style:name="txt_20_bio" style:display-name="txt bio" style:family="paragraph" style:parent-style-name="Table_20_Contents">
      <style:paragraph-properties fo:margin-top="0.15cm" fo:margin-bottom="0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act_5f_me_5f_title" style:display-name="contact_me_title" style:family="paragraph">
      <style:paragraph-properties fo:text-align="center" style:justify-single-word="false"/>
      <style:text-properties fo:color="#4a4a4a" style:font-name="Arial1" fo:font-size="9pt" style:font-size-asian="10.5pt"/>
    </style:style>
    <style:style style:name="txt_5f_contact" style:display-name="txt_contact" style:family="paragraph" style:parent-style-name="txt_20_bio">
      <style:paragraph-properties fo:margin-top="0.25cm" fo:margin-bottom="0cm" style:contextual-spacing="false"/>
    </style:style>
    <style:style style:name="annotation" style:family="paragraph" style:parent-style-name="Table_20_Contents">
      <style:paragraph-properties fo:margin-left="1cm" fo:margin-right="0cm" fo:text-indent="1cm" style:auto-text-indent="false" fo:background-color="transparent" fo:padding="0cm" fo:border="none" style:shadow="none">
        <style:background-image/>
      </style:paragraph-properties>
    </style:style>
    <style:style style:name="Example" style:family="text">
      <style:text-properties style:font-name="DejaVu Sans Mono" style:font-name-asian="DejaVu Sans Mono" style:font-name-complex="DejaVu Sans Mono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-0.6cm" fo:margin-right="-0.6cm" fo:text-indent="1.311cm" style:auto-text-indent="false" fo:background-color="#5f849c">
        <style:background-image/>
      </style:paragraph-properties>
      <style:text-properties fo:color="#274558"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0.45cm" fo:margin-bottom="0.289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1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1T17:26:30.43</meta:creation-date>
    <meta:editing-duration>P1DT1H45M8S</meta:editing-duration>
    <meta:editing-cycles>32</meta:editing-cycles>
    <meta:generator>LibreOffice/4.0.2.2$Linux_X86_64 LibreOffice_project/400m0$Build-2</meta:generator>
    <dc:date>2013-10-14T14:23:08</dc:date>
    <dc:creator>Olivier Pitton</dc:creator>
    <meta:document-statistic meta:table-count="2" meta:image-count="34" meta:object-count="0" meta:page-count="1" meta:paragraph-count="56" meta:word-count="392" meta:character-count="2590" meta:non-whitespace-character-count="2223"/>
  </office:meta>
</office:document-meta>
</file>